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2" style:family="paragraph" style:parent-style-name="Text_20_body">
      <style:paragraph-properties fo:margin-left="0.5in" fo:margin-right="0in" fo:margin-top="0in" fo:margin-bottom="0in" loext:contextual-spacing="false" fo:line-height="138%" fo:text-indent="0.5in" style:auto-text-indent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3" style:family="paragraph" style:parent-style-name="Text_20_body">
      <style:paragraph-properties fo:margin-left="1in" fo:margin-right="0in" fo:margin-top="0in" fo:margin-bottom="0in" loext:contextual-spacing="false" fo:line-height="138%" fo:text-indent="0.5in" style:auto-text-indent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4" style:family="paragraph" style:parent-style-name="Text_20_body">
      <style:paragraph-properties fo:margin-left="1in" fo:margin-right="0in" fo:margin-top="0in" fo:margin-bottom="0in" loext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5" style:family="paragraph" style:parent-style-name="Text_20_body">
      <style:paragraph-properties fo:margin-left="1in" fo:margin-right="0in" fo:margin-top="0in" fo:margin-bottom="0in" loext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6" style:family="paragraph" style:parent-style-name="Text_20_body">
      <style:paragraph-properties fo:margin-left="0.5in" fo:margin-right="0in" fo:margin-top="0in" fo:margin-bottom="0in" loext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7" style:family="paragraph" style:parent-style-name="Text_20_body">
      <style:paragraph-properties fo:margin-left="0.5in" fo:margin-right="0in" fo:margin-top="0in" fo:margin-bottom="0in" loext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8" style:family="paragraph" style:parent-style-name="Heading_20_1">
      <style:text-properties fo:font-variant="normal" fo:text-transform="none" fo:color="#000000" style:text-line-through-style="none" style:text-line-through-type="none" style:font-name="Arial" fo:font-size="20pt" fo:font-style="normal" style:text-underline-style="none" fo:font-weight="normal" style:text-blinking="false" fo:background-color="transparent"/>
    </style:style>
    <style:style style:name="P9" style:family="paragraph" style:parent-style-name="Heading_20_2">
      <style:paragraph-properties fo:margin-top="0.25in" fo:margin-bottom="0.0835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6pt" fo:font-style="normal" style:text-underline-style="none" fo:font-weight="normal" style:text-blinking="false" fo:background-color="transparent"/>
    </style:style>
    <style:style style:name="P10" style:family="paragraph" style:parent-style-name="Heading_20_2">
      <style:paragraph-properties fo:margin-top="0.25in" fo:margin-bottom="0.0835in" loext:contextual-spacing="false" fo:line-height="138%" style:writing-mode="lr-tb"/>
    </style:style>
    <style:style style:name="P11" style:family="paragraph" style:parent-style-name="Heading_20_3">
      <style:paragraph-properties fo:margin-left="0.5in" fo:margin-right="0in" fo:margin-top="0.222in" fo:margin-bottom="0.0555in" loext:contextual-spacing="false" fo:line-height="138%" fo:text-indent="0in" style:auto-text-indent="false" style:writing-mode="lr-tb"/>
      <style:text-properties fo:font-variant="normal" fo:text-transform="none" fo:color="#434343" style:text-line-through-style="none" style:text-line-through-type="none" style:font-name="Arial" fo:font-size="14pt" fo:font-style="normal" style:text-underline-style="none" fo:font-weight="normal" style:text-blinking="false" fo:background-color="transparent"/>
    </style:style>
    <style:style style:name="T1" style:family="text">
      <style:text-properties style:font-name="Arial" fo:font-size="11pt" fo:font-style="normal" fo:font-weight="normal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6pt" fo:font-style="normal" style:text-underline-style="none" fo:font-weight="normal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6pt" fo:font-style="normal" style:text-underline-style="none" fo:font-weight="normal" officeooo:rsid="00186c9c" style:text-blinking="false" fo:background-color="transparent" loext:char-shading-value="0"/>
    </style:style>
    <style:style style:name="T4" style:family="text">
      <style:text-properties officeooo:rsid="00186c9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1"><text:bookmark text:name="docs-internal-guid-b9e91588-d857-8497-36cf-324bc42d1edf"/>PC-2 Pocket Organizer documentation</text:h>
      <text:p text:style-name="Text_20_body"/>
      <text:p text:style-name="P1">Press the red <text:span text:style-name="T4">CL</text:span> button to return to the previous menu or exit the program.</text:p>
      <text:h text:style-name="P10" text:outline-level="2"><text:span text:style-name="T2">Queue - </text:span><text:span text:style-name="T3">Manage event queue</text:span></text:h>
      <text:h text:style-name="P11" text:outline-level="3">Add - Add new event</text:h>
      <text:p text:style-name="P2">Input Year, month, day, hour and minutes.</text:p>
      <text:p text:style-name="P2">Repeat value:</text:p>
      <text:p text:style-name="P3"># for # minutes</text:p>
      <text:p text:style-name="P3">#H for # hours</text:p>
      <text:p text:style-name="P3">#D for # days</text:p>
      <text:p text:style-name="P3">#M for # months</text:p>
      <text:p text:style-name="P4">Number of beeps when event hits.</text:p>
      <text:h text:style-name="P11" text:outline-level="3">Lkp - Look up an event</text:h>
      <text:p text:style-name="P4">Look up any events that match your entered string</text:p>
      <text:h text:style-name="P11" text:outline-level="3">Lst - List events</text:h>
      <text:p text:style-name="P4">List all events in a date range</text:p>
      <text:h text:style-name="P11" text:outline-level="3">Rvw - Review</text:h>
      <text:p text:style-name="P4">Scroll back and forth in the list of events using the up/down arrow keys.</text:p>
      <text:p text:style-name="Text_20_body"/>
      <text:p text:style-name="P4">Use small up/down arrow key to toggle between verbose (display event text) and non-verbose (display only date/time).</text:p>
      <text:p text:style-name="Text_20_body"/>
      <text:p text:style-name="P4">Red CL key to return to menu.</text:p>
      <text:p text:style-name="Text_20_body"/>
      <text:p text:style-name="P5">“<text:span text:style-name="T1">*” to delete the currently displayed event.</text:span></text:p>
      <text:p text:style-name="Text_20_body"/>
      <text:p text:style-name="P5">“<text:span text:style-name="T1">E” to edit currently displayed event</text:span></text:p>
      <text:p text:style-name="Text_20_body"/>
      <text:p text:style-name="P5"><text:soft-page-break/>“<text:span text:style-name="T1">P” to send the currently displayed event to the printer</text:span></text:p>
      <text:h text:style-name="P11" text:outline-level="3">Pur - Purge events</text:h>
      <text:p text:style-name="P4">Input purge date.  Removes all events before that date.</text:p>
      <text:h text:style-name="P11" text:outline-level="3">Ctrl - Control</text:h>
      <text:p text:style-name="P4">Load events from tape.</text:p>
      <text:p text:style-name="P4">Save events to tape.</text:p>
      <text:p text:style-name="P4">Clear event queue.</text:p>
      <text:p text:style-name="P4">Red CL key to abort to menu</text:p>
      <text:h text:style-name="P9" text:outline-level="2">Wait - <text:span text:style-name="T4">for event in the queue to come due</text:span></text:h>
      <text:p text:style-name="P6">Loop through events and wait for an event to occur.</text:p>
      <text:p text:style-name="P6">Beep.</text:p>
      <text:p text:style-name="P7">“<text:span text:style-name="T1">*” to remove event.  Enter to move to next event.</text:span></text:p>
      <text:p text:style-name="P6">Once an event happens, apply repeat logic.</text:p>
      <text:p text:style-name="P6">It’s best to have the device plugged in while running this option.</text:p>
      <text:p text:style-name="P6">Red CL to exit to menu.</text:p>
      <text:h text:style-name="P9" text:outline-level="2">Set - <text:span text:style-name="T4">time on device</text:span></text:h>
      <text:p text:style-name="P6">Sets device date/time</text:p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8T19:35:07.847495691</meta:creation-date>
    <dc:date>2018-01-08T19:36:07.125251541</dc:date>
    <meta:editing-duration>PT59S</meta:editing-duration>
    <meta:editing-cycles>1</meta:editing-cycles>
    <meta:document-statistic meta:table-count="0" meta:image-count="0" meta:object-count="0" meta:page-count="2" meta:paragraph-count="39" meta:word-count="248" meta:character-count="1278" meta:non-whitespace-character-count="1065"/>
    <meta:generator>LibreOffice/5.1.6.2$Linux_X86_64 LibreOffice_project/10m0$Build-2</meta:generator>
  </office:meta>
</office:document-meta>
</file>